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db1b8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f4ca8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f4ca8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2f4ca8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830b2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a8a06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b6eca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2f4ca8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2830b2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2830b2" style:text-blinking="false" fo:background-color="transparent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2a8a06" style:text-blinking="false" fo:background-color="transparent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fo:font-size="11pt" fo:font-style="normal" style:text-underline-style="none" fo:font-weight="bold" officeooo:rsid="0023d9b0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2" style:family="text">
      <style:text-properties fo:font-variant="normal" fo:text-transform="none" fo:color="#000000" style:text-line-through-style="none" fo:font-size="11pt" fo:font-style="normal" style:text-underline-style="none" fo:font-weight="bold" officeooo:rsid="001ac419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3" style:family="text">
      <style:text-properties fo:font-variant="normal" fo:text-transform="none" fo:color="#000000" style:text-line-through-style="none" fo:font-size="11pt" fo:font-style="normal" style:text-underline-style="none" officeooo:rsid="0023d9b0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4" style:family="text">
      <style:text-properties fo:font-variant="normal" fo:text-transform="none" fo:color="#000000" style:text-line-through-style="none" fo:font-size="11pt" fo:font-style="normal" style:text-underline-style="none" officeooo:rsid="001ac419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5" style:family="text">
      <style:text-properties fo:font-variant="normal" fo:text-transform="none" fo:color="#000000" style:text-line-through-style="none" fo:font-size="11pt" fo:font-style="normal" style:text-underline-style="none" officeooo:rsid="002f4ca8" style:text-blinking="false" fo:background-color="transparent" style:font-name-asian="Arial" style:font-size-asian="11pt" style:font-weight-asian="normal" style:font-name-complex="Arial" style:font-size-complex="11pt" style:font-weight-complex="normal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Análise de Impacto e de Opções de Modificação</text:p>
      <text:p text:style-name="P4"/>
      <text:p text:style-name="P2"><text:span text:style-name="T1">Nome:</text:span><text:span text:style-name="T5"> Yuri Matheus Dias Pereira</text:span></text:p>
      <text:p text:style-name="P5"/>
      <text:p text:style-name="P10"><text:span text:style-name="T1">Escopo: </text:span><text:span text:style-name="Default_20_Paragraph_20_Font"><text:span text:style-name="T20">É necessário renegociar o escopo do projeto, de modo que os casos de uso Manter Cadastro de Assentos (CSU2) e o caso de uso Manter Cadastro de Níveis de Usuário (CSU7) sejam retirados do escopo do projeto e sprint atual, sendo repassados para o escopo de um projeto futuro (sendo estabelecidos assim como requisitos futuros). </text:span></text:span></text:p>
      <text:p text:style-name="P9"/>
      <text:p text:style-name="P2"><text:span text:style-name="T1">Tipo da Manutenção: </text:span><text:span text:style-name="T9">Perfectiva.</text:span></text:p>
      <text:p text:style-name="P5"/>
      <text:p text:style-name="P1"><text:span text:style-name="T1">Criticidade:</text:span><text:span text:style-name="T13"> </text:span><text:span text:style-name="T14">Alta.</text:span></text:p>
      <text:p text:style-name="P6"/>
      <text:p text:style-name="P2"><text:span text:style-name="T1">Tempo Estimado:</text:span><text:span text:style-name="T2"> </text:span><text:span text:style-name="T12">2</text:span><text:span text:style-name="T8">h</text:span></text:p>
      <text:p text:style-name="P5"/>
      <text:p text:style-name="P2"><text:span text:style-name="T1">Custo estimado:</text:span><text:span text:style-name="T4"> </text:span><text:span text:style-name="T12">Responsável pelos requisitos.</text:span></text:p>
      <text:p text:style-name="P5"/>
      <text:p text:style-name="P7">Opções de Desenvolvimento:</text:p>
      <text:p text:style-name="P5"/>
      <text:p text:style-name="P7">Opção 1:</text:p>
      <text:p text:style-name="P11"><text:span text:style-name="T1">Descrição: </text:span><text:span text:style-name="Default_20_Paragraph_20_Font"><text:span text:style-name="T23">Com essa mudança, para se adequar as demais funcionalidades, os assentos não </text:span></text:span><text:span text:style-name="Default_20_Paragraph_20_Font"><text:span text:style-name="T24">possuirão</text:span></text:span><text:span text:style-name="Default_20_Paragraph_20_Font"><text:span text:style-name="T23"> um tipo especial com </text:span></text:span><text:span text:style-name="Default_20_Paragraph_20_Font"><text:span text:style-name="T24">índice</text:span></text:span><text:span text:style-name="Default_20_Paragraph_20_Font"><text:span text:style-name="T23"> de preço em ingresso e não será feito o cadastro de níveis de usuário pelo administrador. Para um determinado </text:span></text:span><text:span text:style-name="Default_20_Paragraph_20_Font"><text:span text:style-name="T24">funcionário</text:span></text:span><text:span text:style-name="Default_20_Paragraph_20_Font"><text:span text:style-name="T23"> a ser cadastrado será atribuído um conjunto fixo de níveis de usuário, previamente determinado. </text:span></text:span><text:span text:style-name="Default_20_Paragraph_20_Font"><text:span text:style-name="T25">Além da retirada dos casos de uso 2 e 7 do escopo atual, como requisitos futuros agora.</text:span></text:span></text:p>
      <text:p text:style-name="P2"><text:span text:style-name="T1">Arquivos modificados:</text:span><text:span text:style-name="T4"> </text:span><text:span text:style-name="T12">Documento de EOR do projeto.</text:span></text:p>
      <text:p text:style-name="P2"><text:span text:style-name="T1">Impacto da opção: </text:span><text:span text:style-name="T11">Alto, pois t</text:span><text:span text:style-name="T12">emos uma mudança nos requisitos e no escopo do projeto.</text:span></text:p>
      <text:p text:style-name="P2"><text:span text:style-name="T1">Aceitação: </text:span><text:span text:style-name="T7">Aceita</text:span></text:p>
      <text:p text:style-name="P5"/>
      <text:p text:style-name="P2"><text:span text:style-name="T1">Recomendação do responsável:</text:span><text:span text:style-name="T4"> </text:span><text:span text:style-name="T7">A recomendação é para aceitar a modificação e a </text:span><text:span text:style-name="T7">implementar, </text:span><text:span text:style-name="T6">n</text:span><text:span text:style-name="T7">a Opção 1.</text:span></text:p>
      <text:p text:style-name="P5"/>
      <text:p text:style-name="P2"><text:span text:style-name="T1">Situação: </text:span><text:span text:style-name="T5">Aprovada</text:span></text:p>
      <text:p text:style-name="P5"/>
      <text:p text:style-name="P8"><text:span text:style-name="T16">Ata de Reunião:</text:span><text:span text:style-name="T17"> </text:span><text:span text:style-name="T18">A ata de reunião em que essa mudança foi aprovada pode ser encontrada </text:span><text:a xlink:type="simple" xlink:href="https://github.com/daniel-oliveiravas/SVRI/blob/a116717decde068a9bab2c9e327ace8882a4ff1a/1-Gerência/1.01-Cronograma%20e%20Atas%20de%20Reunião/Ata%20de%20reunião%20-%20Sprint%202%20-%20Adição%20de%20um%20novo%20sprint%20no%20projeto%20-%2001.06.2015.odt" office:target-frame-name="_self" xlink:show="replace"><text:span text:style-name="T19">aqui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6-06T15:47:27.07</dc:date>
    <meta:editing-duration>PT6M26S</meta:editing-duration>
    <meta:editing-cycles>11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219" meta:character-count="1362" meta:non-whitespace-character-count="1158"/>
  </office:meta>
</office:document-meta>
</file>